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Two Sides Technical Document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2">No table of contents entries found.</text:span></text:p>
        </text:index-body>
      </text:table-of-content>
      <text:p text:style-name="Normal"/>
      <text:p text:style-name="Normal"/>
      <text:p text:style-name="Normal">Card Move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language="en" fo:country="US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6-12T21:55:00Z</meta:creation-date>
    <dc:date>2022-06-12T22:54:00Z</dc:date>
    <meta:template xlink:href="Normal" xlink:type="simple"/>
    <meta:editing-cycles>1</meta:editing-cycles>
    <meta:editing-duration>PT3540S</meta:editing-duration>
    <meta:document-statistic meta:page-count="1" meta:paragraph-count="1" meta:word-count="17" meta:character-count="117" meta:row-count="1" meta:non-whitespace-character-count="101"/>
  </office:meta>
</office:document-meta>
</file>